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E0000001E0A944ADACBD55EFC9.png" manifest:media-type="image/png"/>
  <manifest:file-entry manifest:full-path="Pictures/1000020100000140000000A0542925D5B878D561.png" manifest:media-type="image/png"/>
  <manifest:file-entry manifest:full-path="Pictures/100002010000015C000001E65BC18E6BB1081073.png" manifest:media-type="image/png"/>
  <manifest:file-entry manifest:full-path="Pictures/10000201000001540000011876459F274FAC3416.png" manifest:media-type="image/png"/>
  <manifest:file-entry manifest:full-path="Pictures/10000201000001F4000001F45BA8DDCE5F546A9B.png" manifest:media-type="image/png"/>
  <manifest:file-entry manifest:full-path="Pictures/10000201000001DB0000017ECB638E27C06E3F5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4.78cm" fo:min-width="5.608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415cm" svg:height="3.415cm" svg:x="1.141cm" svg:y="1.395cm">
          <draw:image xlink:href="Pictures/10000201000001F4000001F45BA8DDCE5F546A9B.png" xlink:type="simple" xlink:show="embed" xlink:actuate="onLoad">
            <text:p text:style-name="P1">Internet</text:p>
            <text:p text:style-name="P1"/>
          </draw:image>
        </draw:frame>
        <draw:custom-shape draw:style-name="gr2" draw:text-style-name="P1" draw:layer="layout" svg:width="8.636cm" svg:height="7.112cm" svg:x="2.27cm" svg:y="4.81cm">
          <text:p text:style-name="P1">UnFilter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8.636cm" svg:height="7.112cm" svg:x="11.287cm" svg:y="1.127cm">
          <text:p text:style-name="P1">Kids Network</text:p>
          <text:p text:style-name="P1">10.3.3.0</text:p>
          <text:p text:style-name="P1"/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5.083cm" svg:height="4.088cm" svg:x="8.239cm" svg:y="4.024cm">
          <draw:image xlink:href="Pictures/10000201000001DB0000017ECB638E27C06E3F59.png" xlink:type="simple" xlink:show="embed" xlink:actuate="onLoad">
            <text:p text:style-name="P1">Pi-Hole </text:p>
            <text:p text:style-name="P1">Router</text:p>
          </draw:image>
        </draw:frame>
        <draw:frame draw:style-name="gr3" draw:text-style-name="P1" draw:layer="layout" svg:width="2.806cm" svg:height="2.311cm" svg:x="12.799cm" svg:y="0.238cm">
          <draw:image xlink:href="Pictures/10000201000001540000011876459F274FAC3416.png" xlink:type="simple" xlink:show="embed" xlink:actuate="onLoad">
            <text:p/>
          </draw:image>
        </draw:frame>
        <draw:frame draw:style-name="gr1" draw:text-style-name="P1" draw:layer="layout" svg:width="2.806cm" svg:height="2.311cm" svg:x="12.799cm" svg:y="0.239cm">
          <draw:image xlink:href="Pictures/10000201000001540000011876459F274FAC3416.png" xlink:type="simple" xlink:show="embed" xlink:actuate="onLoad">
            <text:p text:style-name="P1">WiFi</text:p>
            <text:p text:style-name="P1"/>
          </draw:image>
        </draw:frame>
        <draw:frame draw:style-name="gr1" draw:text-style-name="P1" draw:layer="layout" svg:width="2.806cm" svg:height="2.311cm" svg:x="1.623cm" svg:y="9.509cm">
          <draw:image xlink:href="Pictures/10000201000001540000011876459F274FAC3416.png" xlink:type="simple" xlink:show="embed" xlink:actuate="onLoad">
            <text:p text:style-name="P1">WiFi</text:p>
            <text:p text:style-name="P1"/>
          </draw:image>
        </draw:frame>
        <draw:frame draw:style-name="gr1" draw:text-style-name="P1" draw:layer="layout" svg:width="3.048cm" svg:height="4.257cm" svg:x="16.113cm" svg:y="4.937cm">
          <draw:image xlink:href="Pictures/100002010000015C000001E65BC18E6BB1081073.png" xlink:type="simple" xlink:show="embed" xlink:actuate="onLoad">
            <text:p text:style-name="P1"/>
            <text:p text:style-name="P1"/>
            <text:p text:style-name="P1"/>
            <text:p text:style-name="P1"/>
            <text:p text:style-name="P1">Kids</text:p>
          </draw:image>
        </draw:frame>
        <draw:frame draw:style-name="gr1" draw:text-style-name="P1" draw:layer="layout" svg:width="5.336cm" svg:height="2.667cm" svg:x="1.381cm" svg:y="3.794cm">
          <draw:image xlink:href="Pictures/1000020100000140000000A0542925D5B878D561.png" xlink:type="simple" xlink:show="embed" xlink:actuate="onLoad">
            <text:p text:style-name="P1">DSL</text:p>
            <text:p text:style-name="P1"/>
            <text:p text:style-name="P1"/>
          </draw:image>
        </draw:frame>
        <draw:frame draw:style-name="gr3" draw:text-style-name="P1" draw:layer="layout" svg:width="2.832cm" svg:height="2.832cm" svg:x="17.637cm" svg:y="1cm">
          <draw:image xlink:href="Pictures/10000201000001E0000001E0A944ADACBD55EFC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8T04:42:06.417605156</meta:creation-date>
    <dc:date>2020-04-18T04:56:29.200552231</dc:date>
    <meta:editing-duration>PT3M52S</meta:editing-duration>
    <meta:editing-cycles>1</meta:editing-cycles>
    <meta:document-statistic meta:object-count="10"/>
    <meta:generator>LibreOffice/6.0.7.3$Linux_X86_64 LibreOffice_project/00m0$Build-3</meta:generator>
  </office:meta>
</office:document-meta>
</file>